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******Command used in Lecture******************************** sudo su Now install docker sudo apt update &amp;&amp; apt -y install docker.io install Kubectl curl -LO <text:a xlink:type="simple" xlink:href="https://www.youtube.com/redirect?event=video_description&amp;redir_token=QUFFLUhqbHZXZjRZWXpkRnppNThnUzNhTTJWdWpPTzBBQXxBQ3Jtc0tscjNvbS1HUW9laUcxREtfUE1YemoyaERWcVhiT2NVdXZHa2kyV2R0YWgtekpzem1JMEYtdE5FWVU4VGE3M1RVNWFHT2lYUkdCaG52LWFyeU4zQ21ZcDZhUW1Fd1F5YjJjRmhWRHRLeUdSVUpNdmVWcw&amp;q=https%3A%2F%2Fstorage.googleapis.com%2Fkubernetes-release%2Frelease%2F%24%28curl&amp;v=hV8zi3vdQqk" office:target-frame-name="_blank" xlink:show="new" text:style-name="Internet_20_link" text:visited-style-name="Visited_20_Internet_20_Link">https://storage.googleapis.com/kubern...</text:a> -s <text:a xlink:type="simple" xlink:href="https://www.youtube.com/redirect?event=video_description&amp;redir_token=QUFFLUhqbGdMVHZPcnNIOC1UUi1UMkdXcndjdjFROTg5Z3xBQ3Jtc0trNHJCamRnQV9CcVg4M29NaHNPQlFLeFlsNkxpOHk0VTZxa1NhVXlMMC1YaDhQM25CSlMySkFldlJZcGszN0JxUDRDdzZfc2s1clQwUUdlZmJ1eU84VWFPS05NcGRmci1zN2FWNjdTTFNfVHVOZzBKZw&amp;q=https%3A%2F%2Fstorage.googleapis.com%2Fkubernetes-release%2Frelease%2Fstable.txt%29%2Fbin%2Flinux%2Famd64%2Fkubectl&amp;v=hV8zi3vdQqk" office:target-frame-name="_blank" xlink:show="new" text:style-name="Internet_20_link" text:visited-style-name="Visited_20_Internet_20_Link">https://storage.googleapis.com/kubern...</text:a> &amp;&amp; chmod +x ./kubectl &amp;&amp; sudo mv ./kubectl /usr/local/bin/kubectl install Minikube curl -Lo minikube <text:a xlink:type="simple" xlink:href="https://www.youtube.com/redirect?event=video_description&amp;redir_token=QUFFLUhqbHNCNzNTTXVYTFJDX3RrV3BDM1M2UDJKd2lyUXxBQ3Jtc0ttLUFXZTFvS2l2QndBUmpON19RRmpFdGpyWFpyakVoR2wxRkFmVHljM09OdUJGOGNDNEwxUWQ4QXZaRzd4cmdYdlRaYm9qWE9OUlA5Rm10MXdWVjcydk1iejBfM1ZrVXBjVGp3RHJUeUJhNGt6YU9Pcw&amp;q=https%3A%2F%2Fstorage.googleapis.com%2Fminikube%2Freleases%2Flatest%2Fminikube-linux-amd64&amp;v=hV8zi3vdQqk" office:target-frame-name="_blank" xlink:show="new" text:style-name="Internet_20_link" text:visited-style-name="Visited_20_Internet_20_Link">https://storage.googleapis.com/miniku...</text:a> &amp;&amp; chmod +x minikube &amp;&amp; sudo mv minikube /usr/local/bin/ ************************************************************************* kind: Pod apiVersion: v1 metadata: name: testpod spec: containers: - name: c00 image: ubuntu command: ["/bin/bash", "-c", "while true; do echo Hello-Bhupinder; sleep 5 ; done"] restartPolicy: Never # Defaults to Always kubectl apply -f pod1.yml ********************************************************************************************************************************** MULTI CONTAINER POD ENVIRONMENT kind: Pod apiVersion: v1 metadata: name: testpod3 spec: containers: - name: c00 image: ubuntu command: ["/bin/bash", "-c", "while true; do echo Technical-Guftgu; sleep 5 ; done"] - name: c01 image: ubuntu command: ["/bin/bash", "-c", "while true; do echo Hello-Bhupinder; sleep 5 ; done"] ******************************************************************************************************************************* POD ENVIRONMENT VARIABLES kind: Pod apiVersion: v1 metadata: name: environments spec: containers: - name: c00 image: ubuntu command: ["/bin/bash", "-c", "while true; do echo Hello-Bhupinder; sleep 5 ; done"] env: # List of environment variables to be used inside the pod - name: MYNAME value: BHUPINDER ********************************************************************************************************************************** POD WITH PORTS kind: Pod apiVersion: v1 metadata: name: testpod4 spec: containers: - name: c00 image: httpd ports: - containerPort: 80 ********************END*************************************************</text:p>
      <text:p text:style-name="Standard"/>
      <text:p text:style-name="Standard">*****************YAML Files used in demo************************ EXAMPLE OF LABELS kind: Pod apiVersion: v1 metadata: name: delhipod labels: env: development class: pods spec: containers: - name: c00 image: ubuntu command: ["/bin/bash", "-c", "while true; do echo Hello-Bhupinder; sleep 5 ; done"] ************************************************************************* NODE SELECTOR EXAMPLE kind: Pod apiVersion: v1 metadata: name: nodelabels labels: env: development spec: containers: - name: c00 image: ubuntu command: ["/bin/bash", "-c", "while true; do echo Hello-Bhupinder; sleep 5 ; done"] nodeSelector: hardware: t2-medium *************************************************************************************************** EXAMPLE OF REPLICATION CONTROLLER kind: ReplicationController apiVersion: v1 metadata: name: myreplica spec: replicas: 2 selector: myname: Bhupinder Rajput template: metadata: name: testpod6 labels: myname: Bhupinder spec: containers: - name: c00 image: ubuntu command: ["/bin/bash", "-c", "while true; do echo Hello-Bhupinder; sleep 5 ; done"] ************************************************************************************************************** EXAMPLE OF REPLICA SET kind: ReplicaSet apiVersion: apps/v1 metadata: name: myrs spec: replicas: 2 selector: matchExpressions: # these must match the labels - {key: myname, operator: In, values: [Bhupinder, Bupinder, Bhopendra]} - {key: env, operator: NotIn, values: [production]} template: metadata: name: testpod7 labels: myname: Bhupinder spec: containers: - name: c00 image: ubuntu command: ["/bin/bash", "-c", "while true; do echo Technical-Guftgu; sleep 5 ; done"] **************************************END*****************************</text:p>
      <text:p text:style-name="Standard"/>
      <text:p text:style-name="Standard">*****************YAML Files used in demo************************ EXAMPLE OF LABELS kind: Pod apiVersion: v1 metadata: name: delhipod labels: env: development class: pods <text:soft-page-break/>spec: containers: - name: c00 image: ubuntu command: ["/bin/bash", "-c", "while true; do echo Hello-Bhupinder; sleep 5 ; done"] ************************************************************************* NODE SELECTOR EXAMPLE kind: Pod apiVersion: v1 metadata: name: nodelabels labels: env: development spec: containers: - name: c00 image: ubuntu command: ["/bin/bash", "-c", "while true; do echo Hello-Bhupinder; sleep 5 ; done"] nodeSelector: hardware: t2-medium *************************************************************************************************** EXAMPLE OF REPLICATION CONTROLLER kind: ReplicationController apiVersion: v1 metadata: name: myreplica spec: replicas: 2 selector: myname: Bhupinder Rajput template: metadata: name: testpod6 labels: myname: Bhupinder spec: containers: - name: c00 image: ubuntu command: ["/bin/bash", "-c", "while true; do echo Hello-Bhupinder; sleep 5 ; done"] ************************************************************************************************************** EXAMPLE OF REPLICA SET kind: ReplicaSet apiVersion: apps/v1 metadata: name: myrs spec: replicas: 2 selector: matchExpressions: # these must match the labels - {key: myname, operator: In, values: [Bhupinder, Bupinder, Bhopendra]} - {key: env, operator: NotIn, values: [production]} template: metadata: name: testpod7 labels: myname: Bhupinder spec: containers: - name: c00 image: ubuntu command: ["/bin/bash", "-c", "while true; do echo Technical-Guftgu; sleep 5 ; done"] **************************************END*******************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01:36:57.887998489</meta:creation-date>
    <dc:date>2022-08-15T14:19:43.922110569</dc:date>
    <meta:editing-duration>PT14M2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3" meta:word-count="575" meta:character-count="5447" meta:non-whitespace-character-count="4875"/>
  </office:meta>
</office:document-meta>
</file>